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34cm" fo:min-width="0.9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7cm" fo:min-width="1.307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fo:min-height="1.534cm" fo:min-width="0.993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557cm" fo:min-width="1.30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418cm" fo:min-width="0.615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3.418cm" fo:min-width="0.616cm"/>
    </style:style>
    <style:style style:name="gr10" style:family="graphic" style:parent-style-name="standard">
      <style:graphic-properties draw:textarea-horizontal-align="justify" draw:textarea-vertical-align="middle" draw:auto-grow-height="false" fo:min-height="3.42cm" fo:min-width="0.614cm"/>
    </style:style>
    <style:style style:name="gr11" style:family="graphic" style:parent-style-name="standard">
      <style:graphic-properties draw:textarea-horizontal-align="justify" draw:textarea-vertical-align="middle" draw:auto-grow-height="false" fo:min-height="3.419cm" fo:min-width="0.615cm"/>
    </style:style>
    <style:style style:name="gr12" style:family="graphic" style:parent-style-name="standard">
      <style:graphic-properties draw:textarea-horizontal-align="justify" draw:textarea-vertical-align="middle" draw:auto-grow-height="false" fo:min-height="3.419cm" fo:min-width="0.614cm"/>
    </style:style>
    <style:style style:name="gr13" style:family="graphic" style:parent-style-name="standard">
      <style:graphic-properties draw:textarea-horizontal-align="justify" draw:textarea-vertical-align="middle" draw:auto-grow-height="false" fo:min-height="3.418cm" fo:min-width="0.614cm"/>
    </style:style>
    <style:style style:name="gr1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4cm" fo:min-width="0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0.6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68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5cm" fo:min-width="0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.985cm" svg:height="3.568cm" svg:x="12.939cm" svg:y="11.85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2" draw:text-style-name="P2" draw:layer="layout" svg:width="2.553cm" svg:height="2.555cm" svg:x="24.151cm" svg:y="12.46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5.428cm" svg:y1="14.559cm" svg:x2="25.428cm" svg:y2="12.805cm">
            <text:p/>
          </draw:line>
        </draw:g>
        <draw:g>
          <draw:custom-shape draw:style-name="gr4" draw:text-style-name="P2" draw:layer="layout" svg:width="2.985cm" svg:height="3.567cm" svg:x="23.959cm" svg:y="3.7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25.448cm" svg:y1="4.751cm" svg:x2="25.448cm" svg:y2="6.505cm">
            <text:p/>
          </draw:line>
        </draw:g>
        <draw:custom-shape draw:style-name="gr6" draw:text-style-name="P4" draw:layer="layout" svg:width="2.554cm" svg:height="2.555cm" svg:x="2.1cm" svg:y="4.04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2" draw:layer="layout" svg:width="1.115cm" svg:height="3.668cm" draw:transform="rotate (1.5709708597201) translate (6.748cm 1.932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755cm" svg:y1="1.365cm" svg:x2="5.059cm" svg:y2="1.343cm">
            <text:p/>
          </draw:line>
          <draw:line draw:style-name="gr8" draw:text-style-name="P3" draw:layer="layout" svg:x1="12.163cm" svg:y1="1.364cm" svg:x2="10.467cm" svg:y2="1.342cm">
            <text:p/>
          </draw:line>
        </draw:g>
        <draw:g>
          <draw:custom-shape draw:style-name="gr7" draw:text-style-name="P2" draw:layer="layout" svg:width="1.115cm" svg:height="3.668cm" draw:transform="rotate (1.5709708597201) translate (18.125cm 1.93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8.132cm" svg:y1="1.364cm" svg:x2="16.436cm" svg:y2="1.342cm">
            <text:p/>
          </draw:line>
          <draw:line draw:style-name="gr8" draw:text-style-name="P3" draw:layer="layout" svg:x1="23.541cm" svg:y1="1.362cm" svg:x2="21.845cm" svg:y2="1.34cm">
            <text:p/>
          </draw:line>
        </draw:g>
        <draw:g>
          <draw:custom-shape draw:style-name="gr9" draw:text-style-name="P2" draw:layer="layout" svg:width="1.116cm" svg:height="3.668cm" draw:transform="rotate (1.5709708597201) translate (6.624cm 10.156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631cm" svg:y1="9.588cm" svg:x2="4.935cm" svg:y2="9.566cm">
            <text:p/>
          </draw:line>
          <draw:line draw:style-name="gr8" draw:text-style-name="P3" draw:layer="layout" svg:x1="12.04cm" svg:y1="9.587cm" svg:x2="10.344cm" svg:y2="9.565cm">
            <text:p/>
          </draw:line>
        </draw:g>
        <draw:g>
          <draw:custom-shape draw:style-name="gr10" draw:text-style-name="P2" draw:layer="layout" svg:width="1.114cm" svg:height="3.67cm" draw:transform="rotate (1.5709708597201) translate (18.199cm 10.17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8.207cm" svg:y1="9.611cm" svg:x2="16.511cm" svg:y2="9.589cm">
            <text:p/>
          </draw:line>
          <draw:line draw:style-name="gr8" draw:text-style-name="P3" draw:layer="layout" svg:x1="23.616cm" svg:y1="9.609cm" svg:x2="21.92cm" svg:y2="9.587cm">
            <text:p/>
          </draw:line>
        </draw:g>
        <draw:g>
          <draw:custom-shape draw:style-name="gr11" draw:text-style-name="P2" draw:layer="layout" svg:width="1.115cm" svg:height="3.669cm" draw:transform="rotate (1.5709708597201) translate (6.335cm 18.55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343cm" svg:y1="17.989cm" svg:x2="4.647cm" svg:y2="17.967cm">
            <text:p/>
          </draw:line>
          <draw:line draw:style-name="gr8" draw:text-style-name="P3" draw:layer="layout" svg:x1="11.752cm" svg:y1="17.988cm" svg:x2="10.056cm" svg:y2="17.966cm">
            <text:p/>
          </draw:line>
        </draw:g>
        <draw:g>
          <draw:custom-shape draw:style-name="gr12" draw:text-style-name="P2" draw:layer="layout" svg:width="1.114cm" svg:height="3.669cm" draw:transform="rotate (-3.14141812066459) translate (3.867cm 15.50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3.302cm" svg:y1="15.502cm" svg:x2="3.28cm" svg:y2="17.198cm">
            <text:p/>
          </draw:line>
          <draw:line draw:style-name="gr8" draw:text-style-name="P3" draw:layer="layout" svg:x1="3.3cm" svg:y1="10.093cm" svg:x2="3.278cm" svg:y2="11.789cm">
            <text:p/>
          </draw:line>
        </draw:g>
        <draw:g>
          <draw:custom-shape draw:style-name="gr13" draw:text-style-name="P2" draw:layer="layout" svg:width="1.114cm" svg:height="3.668cm" draw:transform="rotate (-3.14141812066459) translate (15.016cm 7.09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4.45cm" svg:y1="7.09cm" svg:x2="14.428cm" svg:y2="8.786cm">
            <text:p/>
          </draw:line>
          <draw:line draw:style-name="gr8" draw:text-style-name="P3" draw:layer="layout" svg:x1="14.449cm" svg:y1="1.681cm" svg:x2="14.427cm" svg:y2="3.377cm">
            <text:p/>
          </draw:line>
        </draw:g>
        <draw:line draw:style-name="gr14" draw:text-style-name="P3" draw:layer="layout" svg:x1="3.324cm" svg:y1="4.01cm" svg:x2="3.324cm" svg:y2="1.376cm">
          <text:p/>
        </draw:line>
        <draw:line draw:style-name="gr15" draw:text-style-name="P3" draw:layer="layout" svg:x1="3.223cm" svg:y1="1.376cm" svg:x2="6.259cm" svg:y2="1.376cm">
          <text:p/>
        </draw:line>
        <draw:line draw:style-name="gr15" draw:text-style-name="P3" draw:layer="layout" svg:x1="3.288cm" svg:y1="11.025cm" svg:x2="3.288cm" svg:y2="6.585cm">
          <text:p/>
        </draw:line>
        <draw:line draw:style-name="gr15" draw:text-style-name="P3" draw:layer="layout" svg:x1="3.288cm" svg:y1="18.059cm" svg:x2="3.288cm" svg:y2="16.582cm">
          <text:p/>
        </draw:line>
        <draw:line draw:style-name="gr15" draw:text-style-name="P3" draw:layer="layout" svg:x1="3.269cm" svg:y1="17.975cm" svg:x2="6.305cm" svg:y2="17.975cm">
          <text:p/>
        </draw:line>
        <draw:line draw:style-name="gr15" draw:text-style-name="P3" draw:layer="layout" svg:x1="11.199cm" svg:y1="9.584cm" svg:x2="17.329cm" svg:y2="9.598cm">
          <text:p/>
        </draw:line>
        <draw:line draw:style-name="gr15" draw:text-style-name="P3" draw:layer="layout" svg:x1="14.43cm" svg:y1="11.92cm" svg:x2="14.43cm" svg:y2="7.48cm">
          <text:p/>
        </draw:line>
        <draw:line draw:style-name="gr15" draw:text-style-name="P3" draw:layer="layout" svg:x1="11.642cm" svg:y1="1.346cm" svg:x2="17.236cm" svg:y2="1.346cm">
          <text:p/>
        </draw:line>
        <draw:line draw:style-name="gr15" draw:text-style-name="P3" draw:layer="layout" svg:x1="14.416cm" svg:y1="3.407cm" svg:x2="14.452cm" svg:y2="1.29cm">
          <text:p/>
        </draw:line>
        <draw:line draw:style-name="gr15" draw:text-style-name="P3" draw:layer="layout" svg:x1="10.972cm" svg:y1="17.975cm" svg:x2="25.469cm" svg:y2="18.001cm">
          <text:p/>
        </draw:line>
        <draw:line draw:style-name="gr15" draw:text-style-name="P3" draw:layer="layout" svg:x1="14.43cm" svg:y1="18.013cm" svg:x2="14.43cm" svg:y2="15.344cm">
          <text:p/>
        </draw:line>
        <draw:line draw:style-name="gr15" draw:text-style-name="P3" draw:layer="layout" svg:x1="25.48cm" svg:y1="18.038cm" svg:x2="25.48cm" svg:y2="15.01cm">
          <text:p/>
        </draw:line>
        <draw:line draw:style-name="gr15" draw:text-style-name="P3" draw:layer="layout" svg:x1="25.436cm" svg:y1="12.489cm" svg:x2="25.436cm" svg:y2="7.237cm">
          <text:p/>
        </draw:line>
        <draw:line draw:style-name="gr15" draw:text-style-name="P3" draw:layer="layout" svg:x1="21.873cm" svg:y1="9.598cm" svg:x2="25.468cm" svg:y2="9.613cm">
          <text:p/>
        </draw:line>
        <draw:line draw:style-name="gr15" draw:text-style-name="P3" draw:layer="layout" svg:x1="25.458cm" svg:y1="3.753cm" svg:x2="25.458cm" svg:y2="1.277cm">
          <text:p/>
        </draw:line>
        <draw:line draw:style-name="gr15" draw:text-style-name="P3" draw:layer="layout" svg:x1="22.595cm" svg:y1="1.354cm" svg:x2="25.468cm" svg:y2="1.368cm">
          <text:p/>
        </draw:line>
        <draw:line draw:style-name="gr15" draw:text-style-name="P3" draw:layer="layout" svg:x1="3.288cm" svg:y1="9.566cm" svg:x2="5.416cm" svg:y2="9.566cm">
          <text:p/>
        </draw:line>
        <draw:frame draw:style-name="gr16" draw:text-style-name="P5" draw:layer="layout" svg:width="1.651cm" svg:height="1.545cm" svg:x="7.764cm" svg:y="1.892cm">
          <draw:text-box>
            <text:p><text:span text:style-name="T1">R</text:span><text:span text:style-name="T2">1</text:span></text:p>
          </draw:text-box>
        </draw:frame>
        <draw:frame draw:style-name="gr16" draw:text-style-name="P5" draw:layer="layout" svg:width="1.651cm" svg:height="1.545cm" svg:x="19.137cm" svg:y="1.892cm">
          <draw:text-box>
            <text:p><text:span text:style-name="T1">R</text:span><text:span text:style-name="T2">2</text:span></text:p>
          </draw:text-box>
        </draw:frame>
        <draw:frame draw:style-name="gr16" draw:text-style-name="P5" draw:layer="layout" svg:width="1.65cm" svg:height="1.545cm" svg:x="15.031cm" svg:y="4.423cm">
          <draw:text-box>
            <text:p><text:span text:style-name="T1">R</text:span><text:span text:style-name="T2">3</text:span></text:p>
          </draw:text-box>
        </draw:frame>
        <draw:frame draw:style-name="gr17" draw:text-style-name="P5" draw:layer="layout" svg:width="1.652cm" svg:height="1.544cm" svg:x="7.585cm" svg:y="10.146cm">
          <draw:text-box>
            <text:p><text:span text:style-name="T1">R</text:span><text:span text:style-name="T2">4</text:span></text:p>
          </draw:text-box>
        </draw:frame>
        <draw:frame draw:style-name="gr17" draw:text-style-name="P5" draw:layer="layout" svg:width="1.651cm" svg:height="1.544cm" svg:x="19.179cm" svg:y="10.146cm">
          <draw:text-box>
            <text:p><text:span text:style-name="T1">R</text:span><text:span text:style-name="T2">5</text:span></text:p>
          </draw:text-box>
        </draw:frame>
        <draw:frame draw:style-name="gr17" draw:text-style-name="P5" draw:layer="layout" svg:width="1.652cm" svg:height="1.544cm" svg:x="1.168cm" svg:y="12.934cm">
          <draw:text-box>
            <text:p><text:span text:style-name="T1">R</text:span><text:span text:style-name="T2">6</text:span></text:p>
          </draw:text-box>
        </draw:frame>
        <draw:frame draw:style-name="gr16" draw:text-style-name="P5" draw:layer="layout" svg:width="1.65cm" svg:height="1.545cm" svg:x="7.297cm" svg:y="15.905cm">
          <draw:text-box>
            <text:p><text:span text:style-name="T1">R</text:span><text:span text:style-name="T2">7</text:span></text:p>
          </draw:text-box>
        </draw:frame>
        <draw:frame draw:style-name="gr16" draw:text-style-name="P5" draw:layer="layout" svg:width="1.652cm" svg:height="1.545cm" svg:x="26.737cm" svg:y="13.007cm">
          <draw:text-box>
            <text:p><text:span text:style-name="T1">I</text:span><text:span text:style-name="T2">d</text:span></text:p>
          </draw:text-box>
        </draw:frame>
        <draw:frame draw:style-name="gr16" draw:text-style-name="P6" draw:layer="layout" svg:width="4.428cm" svg:height="1.545cm" svg:x="10.124cm" svg:y="10.77cm">
          <draw:text-box>
            <text:p><text:span text:style-name="T3">V</text:span><text:span text:style-name="T2">c </text:span><text:span text:style-name="T3"><text:s/>= K</text:span><text:span text:style-name="T2">c </text:span><text:span text:style-name="T3">I</text:span><text:span text:style-name="T2">c</text:span></text:p>
          </draw:text-box>
        </draw:frame>
        <draw:frame draw:style-name="gr16" draw:text-style-name="P5" draw:layer="layout" svg:width="1.652cm" svg:height="1.545cm" svg:x="0.4cm" svg:y="4.569cm">
          <draw:text-box>
            <text:p><text:span text:style-name="T1">V</text:span><text:span text:style-name="T2">a</text:span></text:p>
          </draw:text-box>
        </draw:frame>
        <draw:line draw:style-name="gr18" draw:text-style-name="P3" draw:layer="layout" svg:x1="4.551cm" svg:y1="11.979cm" svg:x2="4.551cm" svg:y2="15.648cm">
          <text:p/>
        </draw:line>
        <draw:frame draw:style-name="gr17" draw:text-style-name="P5" draw:layer="layout" svg:width="1.65cm" svg:height="1.544cm" svg:x="4.62cm" svg:y="12.787cm">
          <draw:text-box>
            <text:p><text:span text:style-name="T1">I</text:span><text:span text:style-name="T2">c</text:span></text:p>
          </draw:text-box>
        </draw:frame>
        <draw:frame draw:style-name="gr19" draw:text-style-name="P5" draw:layer="layout" svg:width="1.651cm" svg:height="1.471cm" svg:x="12.539cm" svg:y="3.212cm">
          <draw:text-box>
            <text:p><text:span text:style-name="T1">+</text:span></text:p>
          </draw:text-box>
        </draw:frame>
        <draw:frame draw:style-name="gr20" draw:text-style-name="P5" draw:layer="layout" svg:width="1.65cm" svg:height="1.472cm" svg:x="12.717cm" svg:y="6.109cm">
          <draw:text-box>
            <text:p><text:span text:style-name="T1">-</text:span></text:p>
          </draw:text-box>
        </draw:frame>
        <draw:frame draw:style-name="gr21" draw:text-style-name="P5" draw:layer="layout" svg:width="1.651cm" svg:height="1.47cm" svg:x="12.54cm" svg:y="3.214cm">
          <draw:text-box>
            <text:p><text:span text:style-name="T1">+</text:span></text:p>
          </draw:text-box>
        </draw:frame>
        <draw:frame draw:style-name="gr16" draw:text-style-name="P5" draw:layer="layout" svg:width="1.651cm" svg:height="1.545cm" svg:x="12.324cm" svg:y="4.607cm">
          <draw:text-box>
            <text:p><text:span text:style-name="T1">V</text:span><text:span text:style-name="T2">b</text:span></text:p>
          </draw:text-box>
        </draw:frame>
        <draw:frame draw:style-name="gr22" draw:text-style-name="P5" draw:layer="layout" svg:width="1.183cm" svg:height="1.335cm" svg:x="13.889cm" svg:y="0.02cm">
          <draw:text-box>
            <text:p><text:span text:style-name="T1">2</text:span></text:p>
          </draw:text-box>
        </draw:frame>
        <draw:frame draw:style-name="gr23" draw:text-style-name="P5" draw:layer="layout" svg:width="1.183cm" svg:height="1.334cm" svg:x="14.624cm" svg:y="8.126cm">
          <draw:text-box>
            <text:p><text:span text:style-name="T1">5</text:span></text:p>
          </draw:text-box>
        </draw:frame>
        <draw:frame draw:style-name="gr24" draw:text-style-name="P5" draw:layer="layout" svg:width="1.182cm" svg:height="1.995cm" svg:x="25.63cm" svg:y="9.044cm">
          <draw:text-box>
            <text:p><text:span text:style-name="T1">6</text:span></text:p>
          </draw:text-box>
        </draw:frame>
        <draw:frame draw:style-name="gr16" draw:text-style-name="P6" draw:layer="layout" svg:width="4.428cm" svg:height="1.545cm" svg:x="26.45cm" svg:y="6.222cm">
          <draw:text-box>
            <text:p><text:span text:style-name="T3">I</text:span><text:span text:style-name="T2">b </text:span><text:span text:style-name="T3"><text:s/>= K</text:span><text:span text:style-name="T2">b</text:span><text:span text:style-name="T3">V</text:span><text:span text:style-name="T2">b</text:span></text:p>
          </draw:text-box>
        </draw:frame>
        <draw:frame draw:style-name="gr23" draw:text-style-name="P5" draw:layer="layout" svg:width="1.183cm" svg:height="1.334cm" svg:x="1.932cm" svg:y="0.13cm">
          <draw:text-box>
            <text:p><text:span text:style-name="T1">1</text:span></text:p>
          </draw:text-box>
        </draw:frame>
        <draw:frame draw:style-name="gr23" draw:text-style-name="P5" draw:layer="layout" svg:width="1.183cm" svg:height="1.334cm" svg:x="25.445cm" svg:y="0.277cm">
          <draw:text-box>
            <text:p><text:span text:style-name="T1">3</text:span></text:p>
          </draw:text-box>
        </draw:frame>
        <draw:frame draw:style-name="gr23" draw:text-style-name="P5" draw:layer="layout" svg:width="1.183cm" svg:height="1.334cm" svg:x="1.604cm" svg:y="8.677cm">
          <draw:text-box>
            <text:p><text:span text:style-name="T1">4</text:span></text:p>
          </draw:text-box>
        </draw:frame>
        <draw:frame draw:style-name="gr23" draw:text-style-name="P5" draw:layer="layout" svg:width="1.183cm" svg:height="1.334cm" svg:x="1.972cm" svg:y="17.261cm">
          <draw:text-box>
            <text:p><text:span text:style-name="T1">7</text:span></text:p>
          </draw:text-box>
        </draw:frame>
        <draw:g>
          <draw:line draw:style-name="gr8" draw:text-style-name="P3" draw:layer="layout" svg:x1="16.565cm" svg:y1="19.399cm" svg:x2="12.13cm" svg:y2="19.428cm">
            <text:p/>
          </draw:line>
          <draw:line draw:style-name="gr8" draw:text-style-name="P3" draw:layer="layout" svg:x1="16.567cm" svg:y1="19.383cm" svg:x2="12.132cm" svg:y2="19.412cm">
            <text:p/>
          </draw:line>
          <draw:line draw:style-name="gr8" draw:text-style-name="P3" draw:layer="layout" svg:x1="13.341cm" svg:y1="20.047cm" svg:x2="15.546cm" svg:y2="20.047cm">
            <text:p/>
          </draw:line>
          <draw:line draw:style-name="gr8" draw:text-style-name="P3" draw:layer="layout" svg:x1="13.936cm" svg:y1="20.6cm" svg:x2="14.995cm" svg:y2="20.6cm">
            <text:p/>
          </draw:line>
          <draw:line draw:style-name="gr8" draw:text-style-name="P3" draw:layer="layout" svg:x1="14.406cm" svg:y1="19.359cm" svg:x2="14.424cm" svg:y2="17.931cm">
            <text:p/>
          </draw:line>
        </draw:g>
        <presentation:notes draw:style-name="dp2">
          <draw:page-thumbnail draw:style-name="gr25" draw:layer="layout" svg:width="18.115cm" svg:height="11.136cm" svg:x="1.441cm" svg:y="2.256cm" draw:page-number="1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6cm" presentation:class="title" presentation:placeholder="true">
        <draw:text-box/>
      </draw:frame>
      <draw:frame presentation:style-name="Default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2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9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46:39.444887770</meta:creation-date>
    <dc:date>2021-03-20T13:04:36.987849598</dc:date>
    <meta:editing-duration>PT3M15S</meta:editing-duration>
    <meta:editing-cycles>4</meta:editing-cycles>
    <meta:generator>LibreOffice/6.4.6.2$Linux_X86_64 LibreOffice_project/40$Build-2</meta:generator>
    <meta:document-statistic meta:object-count="106"/>
  </office:meta>
</office:document-meta>
</file>